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10.518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.7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49b970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text-properties officeooo:paragraph-rsid="0049b970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6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8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table:number-columns-spanned="2" office:value-type="string">
            <text:p text:style-name="P8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86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7"><text:text-input text:description="&lt;line.name&gt;">[9788426574091]123</text:text-input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4"><text:text-input text:description="&lt;formatLang(line.printed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A3" office:value-type="string">
            <text:p text:style-name="P3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3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6">
          <table:table-cell table:style-name="Table1.A3" table:number-columns-spanned="2" office:value-type="string">
            <text:p text:style-name="P7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8"><text:text-input text:description="&lt;formatLang(line.printed_price_unit*1.21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5"><text:text-input text:description="&lt;formatLang(line.printed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printed_price_subtotal*1.21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/if&gt;">/if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8">
          <table:table-cell table:style-name="Table1.A1" table:number-columns-spanned="2" office:value-type="string">
            <text:p text:style-name="P85"><text:text-input text:description="&lt;/for&gt;">End For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12.502cm"/>
    </style:style>
    <style:style style:name="Tabla2.B" style:family="table-column">
      <style:table-column-properties style:column-width="2.499cm"/>
    </style:style>
    <style:style style:name="Tabla2.C" style:family="table-column">
      <style:table-column-properties style:column-width="1.79cm"/>
    </style:style>
    <style:style style:name="Tabla2.D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5">P. Lista</text:p>
            </table:table-cell>
            <table:table-cell table:style-name="Tabla2.C1" office:value-type="string">
              <text:p text:style-name="MP35">Cantidad</text:p>
            </table:table-cell>
            <table:table-cell table:style-name="Tabla2.D1" office:value-type="string">
              <text:p text:style-name="MP35">Total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7"><text:span text:style-name="MT55">OBSERVACIONES</text:span>: <text:span text:style-name="MT56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8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39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0">IMPUESTOS</text:p>
            </table:table-cell>
            <table:table-cell table:style-name="Tabla6.D4" office:value-type="string">
              <text:p text:style-name="MP41"/>
            </table:table-cell>
            <table:table-cell table:style-name="Tabla6.E3" office:value-type="string">
              <text:p text:style-name="MP42">Base</text:p>
            </table:table-cell>
            <table:table-cell table:style-name="Tabla6.F3" office:value-type="string">
              <text:p text:style-name="MP42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3"><text:text-input text:description="&lt;if test=&quot;o.vat_discriminated&quot;&gt;">If vat discriminated</text:text-input></text:p>
              <text:p text:style-name="MP44">IVA</text:p>
              <text:p text:style-name="MP45"><text:text-input text:description="&lt;/if&gt;">Ennd if</text:text-input></text:p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8"><text:text-input text:description="&lt;if test=&quot;o.vat_discriminated&quot;&gt;">If vat discriminated</text:text-input></text:p>
              <text:p text:style-name="MP46"><text:text-input text:description="&lt;formatLang(o.printed_amount_tax)&gt;">99.999,99</text:text-input></text:p>
              <text:p text:style-name="MP49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0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1"/>
            </table:table-cell>
            <table:table-cell table:style-name="Tabla6.C1" office:value-type="string">
              <text:p text:style-name="MP52"><text:text-input text:description="&lt;formatLang(o.amount_total)&gt;">99.999,99</text:text-input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4-27T17:41:05.692165071</dc:date>
    <meta:editing-duration>P1DT21H5M45S</meta:editing-duration>
    <meta:editing-cycles>363</meta:editing-cycles>
    <meta:generator>LibreOffice/4.4.6.3$Linux_X86_64 LibreOffice_project/40m0$Build-3</meta:generator>
    <meta:document-statistic meta:table-count="6" meta:image-count="0" meta:object-count="0" meta:page-count="1" meta:paragraph-count="77" meta:word-count="323" meta:character-count="1749" meta:non-whitespace-character-count="1662"/>
  </office:meta>
</office:document-meta>
</file>